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ybackException.Playback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Exception.Playback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Exception.Playback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ybackException.Playback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